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9.12.30 10:40   |   </text:span><text:a xlink:type="simple" xlink:href="http://palinfo.habago.org/Entry?Command=Information_PrintForum&amp;iPage=1#FORUM38316"><text:span text:style-name="T2">#</text:span></text:a></text:p>
      <text:p text:style-name="P2"><text:span text:style-name="T1">卡韓政變 (214)：不負責任選情分析</text:span><text:span text:style-name="T3"><text:line-break/><text:line-break/></text:span><text:span text:style-name="T1">陳真 2019. 12. 30.</text:span><text:span text:style-name="T3"><text:line-break/><text:line-break/><text:line-break/></text:span><text:span text:style-name="T1">不負責任選情分析：</text:span><text:span text:style-name="T3"><text:line-break/><text:line-break/></text:span><text:span text:style-name="T1">韓在 "博恩夜夜秀" 表現：增加30萬票，其中20萬年輕票。一來一往等於增加60萬票。</text:span><text:span text:style-name="T3"><text:line-break/><text:line-break/></text:span><text:span text:style-name="T1">第一次政見會：增加30萬中間票及愛投不投淺藍票。一來一往，又增加60萬票。</text:span><text:span text:style-name="T3"><text:line-break/><text:line-break/></text:span><text:span text:style-name="T1">第二次、第三次政見會：效用遞減，共約增加5萬票，一來一往增加10萬票。</text:span><text:span text:style-name="T3"><text:line-break/><text:line-break/></text:span><text:span text:style-name="T1">多了以上130萬票，不贏也難。</text:span><text:span text:style-name="T3"><text:line-break/><text:line-break/></text:span><text:span text:style-name="T1">但是....</text:span><text:span text:style-name="T3"><text:line-break/><text:line-break/></text:span><text:span text:style-name="T1">辯論會：減少30萬女性票及中間自以為客觀理性票。一來一往少了60萬票。並激發綠營投票率2%，亦即大約15萬票。總共損失75萬票。</text:span><text:span text:style-name="T3"><text:line-break/><text:line-break/></text:span><text:span text:style-name="T1">結論是：經過這五次表現，韓僅增加頂多55萬票。看來，我的洗碗之賭，又開始有點不太有把握了。</text:span><text:span text:style-name="T3"><text:line-break/><text:line-break/></text:span><text:span text:style-name="T1">韓在辯論會上講的基本上都對，但態度不對。台灣人(特別是偏藍或偏中間)喜歡看到溫和的政治人物，不喜歡咄咄逼人。</text:span><text:span text:style-name="T3"><text:line-break/><text:line-break/></text:span><text:span text:style-name="T1">民進黨貪污舞弊與自肥數以兆計，新潮流及所謂英派是兩大貪污主力，並佔盡肥缺；沒有個千百億，根本看不上眼，貪污規模是100個阿扁；而蘋果日報就是CIA日報，三立、蘋果和自由時報就是無恥下流整天造謠抹黑鼓吹仇中反華的骯髒政治宣傳機器；人渣黨恰恰就是他自己所定義下的賣台集團，在大陸就哥倆好一對寶你儂我儂財源滾滾，熱愛祖國，特別是熱愛祖國的人民幣，回到台灣就搖身一變為反中鬥士，每天對別人扣紅帽子...這些都只是基本常識。</text:span><text:span text:style-name="T3"><text:line-break/><text:line-break/></text:span><text:span text:style-name="T1">問題是：許多台灣人對政治人物有一種既定形象的偏好，特別是女性選民及中產階級，他們喜歡看到你溫和謙讓，夾著尾巴笑臉迎人。</text:span><text:span text:style-name="T3"><text:line-break/><text:line-break/></text:span><text:span text:style-name="T1">攻擊是對的，但主帥的態度要堅定、謙和。旁人怎麼凶怎麼罵都不礙事，但主帥不行。主帥一凶，就矮化了自己。這很偽善，但選舉就是這麼一回事，跟選美差不多，明明是母夜叉，也得巧笑倩兮，美目盼兮，裝出甜美笑容。</text:span><text:span text:style-name="T3"><text:line-break/><text:line-break/></text:span><text:span text:style-name="T1">投票還剩12天。韓國瑜別再隨興了。現在千萬不能露出令狐沖的本色，更別把自己弄得像韋小寶。最好先扮演溫吞隨和的張無忌或忠厚老實的郭靖，女性及中間選民會比較喜歡。一旦選上，就可露出真面目，想當黃藥師都行，拜託一定要大開殺戒，把貪官污吏全逮住，一個都不能跑，千萬別再說什麼「99分興利，1分除弊」。不除弊，利要怎麼興？也別再說什麼「經濟100分，政治0分」。沒有政治之穩定，哪來振興經濟之可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